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38" calcext:value-type="float">
            <text:p>238</text:p>
          </table:table-cell>
          <table:table-cell table:style-name="ce7" table:formula="of:=COUNTIF([.B7:.B454];&quot;X&quot;)" office:value-type="float" office:value="200" calcext:value-type="float">
            <text:p>200</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29" calcext:value-type="float">
            <text:p>29</text:p>
          </table:table-cell>
          <table:table-cell table:style-name="ce25" table:formula="of:=SUM([.B2:.F2])" office:value-type="float" office:value="262" calcext:value-type="float">
            <text:p>26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21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7">00/00/0000</text:date>, <text:time style:data-style-name="N2" text:time-value="20:58:15.07747924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07T20:58:37.800627522</dc:date>
    <meta:editing-duration>PT10H54M56S</meta:editing-duration>
    <meta:editing-cycles>261</meta:editing-cycles>
    <meta:document-statistic meta:table-count="1" meta:cell-count="1415" meta:object-count="0"/>
  </office:meta>
</office:document-meta>
</file>